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1.25cm" svg:height="2cm" svg:x="0cm" svg:y="0cm" svg:viewBox="0 0 1251 2001" svg:d="m625 0c375 0 626 375 626 625s0 250 0 1376c-251-126 0 0-251-126-125 126 0 0-125 126-125-126 0 0-125-126-125 126 0 0-125 126-125-126 0 0-125-126-125 126 0 0-125 126-125-126 0 0-125-126-250 126 0 0-250 126 0-501 0-1126 0-1376s250-625 625-625z">
            <text:p/>
          </draw:path>
          <draw:path draw:style-name="gr2" draw:layer="layout" svg:width="1.25cm" svg:height="2cm" svg:x="0cm" svg:y="0cm" svg:viewBox="0 0 1251 2001" svg:d="m625 0c375 0 626 375 626 625s0 250 0 1376c-251-126 0 0-251-126-125 126 0 0-125 126-125-126 0 0-125-126-125 126 0 0-125 126-125-126 0 0-125-126-125 126 0 0-125 126-125-126 0 0-125-126-250 126 0 0-250 126 0-501 0-1126 0-1376s250-625 625-625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Fresnel</dc:title>
    <meta:creation-date>2011-02-07T17:07:2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